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33.5">
            <text:p>33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2.5">
            <text:p>2,5</text:p>
          </table:table-cell>
          <table:table-cell table:style-name="ce15"/>
          <table:table-cell table:style-name="ce10"/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.5">
            <text:p>1,5</text:p>
          </table:table-cell>
          <table:table-cell table:style-name="ce10"/>
          <table:table-cell table:style-name="ce15" table:number-columns-repeated="2"/>
          <table:table-cell table:number-columns-repeated="2" table:style-name="ce10" office:value-type="float" office:value="2">
            <text:p>2</text:p>
          </table:table-cell>
          <table:table-cell table:style-name="ce15" table:number-columns-repeated="6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34.5">
            <text:p>34,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3">
            <text:p>3</text:p>
          </table:table-cell>
          <table:table-cell table:style-name="ce12" table:formula="of:=SUM([.S3:.S4])" office:value-type="float" office:value="2.5">
            <text:p>2,5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2">
            <text:p>2</text:p>
          </table:table-cell>
          <table:table-cell table:style-name="ce12" table:formula="of:=SUM([.W3:.W4])" office:value-type="float" office:value="2">
            <text:p>2</text:p>
          </table:table-cell>
          <table:table-cell table:style-name="ce12" table:formula="of:=SUM([.X3:.X4])" office:value-type="float" office:value="1.5">
            <text:p>1,5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2">
            <text:p>2</text:p>
          </table:table-cell>
          <table:table-cell table:style-name="ce12" table:formula="of:=SUM([.AC3:.AC4])" office:value-type="float" office:value="2">
            <text:p>2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1">
            <text:p>1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29/03/2016</text:date>, <text:time>17:3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9T17:33:07.06</dc:date>
    <meta:editing-cycles>62</meta:editing-cycles>
    <meta:editing-duration>PT00H26M05S</meta:editing-duration>
    <meta:document-statistic meta:table-count="5" meta:cell-count="372" meta:object-count="0"/>
  </office:meta>
</office:document-meta>
</file>